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4a380e9f587e122f605201c619f6b99b.png"/>
  <manifest:file-entry manifest:media-type="image/png" manifest:full-path="Pictures/3cbf32a594caa098cbd7a5d142d7e1e0.png"/>
  <manifest:file-entry manifest:media-type="image/png" manifest:full-path="Pictures/6a6435166587c2f852f5d0c6a66aabfb.png"/>
  <manifest:file-entry manifest:media-type="image/png" manifest:full-path="Pictures/8eaa0b5ebdec76330074a9712db05728.png"/>
  <manifest:file-entry manifest:media-type="image/png" manifest:full-path="Pictures/a9f302ff8e694c31395fb980cce252e6.png"/>
  <manifest:file-entry manifest:media-type="image/png" manifest:full-path="Pictures/42e1d595af11e3ff5849516b9a0493c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fffa2f33c670c4fd039db875c3431c33" style:family="paragraph">
      <style:paragraph-properties fo:text-align="left"/>
    </style:style>
    <style:style style:name="P_76c42f8cea6006c2b91c55e9ae3bae50" style:family="paragraph">
      <style:paragraph-properties fo:text-align="center"/>
    </style:style>
    <style:style style:name="P_1103d5e74acc87fb13fe4c35676a69e3" style:family="paragraph">
      <style:paragraph-properties fo:text-align="center"/>
    </style:style>
    <style:style style:name="P_b9901799e4020857167d103c0fd64f83" style:family="paragraph">
      <style:paragraph-properties fo:text-align="center"/>
    </style:style>
    <style:style style:name="P_b48aea2de96a5f75a7f0878cf45a1cea" style:family="paragraph">
      <style:paragraph-properties fo:text-align="center"/>
    </style:style>
    <style:style style:name="P_50eaff8849611a8069632037790e077f" style:family="paragraph">
      <style:paragraph-properties fo:text-align="center"/>
    </style:style>
    <style:style style:name="P_1e4d8f10ab51c464c41a3cbcfd1fe0ca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fffa2f33c670c4fd039db875c3431c33">
       <text:span text:style-name="T_a166147084ec7151ebf561247f08d94a">LTE Floor 3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4a380e9f587e122f605201c619f6b99b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76c42f8cea6006c2b91c55e9ae3bae50">
       <text:span text:style-name="T_1bfd854ba74ea89a0d3645d98dbb5bf5">LTE 2100 Scan – EARFCN 2000 SINR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SIN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50 to -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4 to 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0 to 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5 to 1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3cbf32a594caa098cbd7a5d142d7e1e0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1103d5e74acc87fb13fe4c35676a69e3">
       <text:span text:style-name="T_1bfd854ba74ea89a0d3645d98dbb5bf5">LTE 2100 Scan – EARFCN 2000 RSSI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SSI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6a6435166587c2f852f5d0c6a66aabfb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b9901799e4020857167d103c0fd64f83">
       <text:span text:style-name="T_1bfd854ba74ea89a0d3645d98dbb5bf5">LTE 2100 Scan – EARFCN 2000 RSRP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R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8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8 to -98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8 to -88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8 to -78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8 to -68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8eaa0b5ebdec76330074a9712db05728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b48aea2de96a5f75a7f0878cf45a1cea">
       <text:span text:style-name="T_1bfd854ba74ea89a0d3645d98dbb5bf5">LTE 700 Scan – EARFCN 5780 SINR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SINR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50 to -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4 to 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0 to 5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5 to 1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a9f302ff8e694c31395fb980cce252e6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50eaff8849611a8069632037790e077f">
       <text:span text:style-name="T_1bfd854ba74ea89a0d3645d98dbb5bf5">LTE 700 Scan – EARFCN 5780 RSSI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SSI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42e1d595af11e3ff5849516b9a0493c4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1e4d8f10ab51c464c41a3cbcfd1fe0ca">
       <text:span text:style-name="T_1bfd854ba74ea89a0d3645d98dbb5bf5">LTE 700 Scan – EARFCN 5780 RSRP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R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8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8 to -98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8 to -88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8 to -78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8 to -68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0:56:22.000</dc:date>
    <dc:description>Sample 07 Description</dc:description>
    <dc:subject>Sample 07 Subject</dc:subject>
    <dc:title>Sample 07 Title</dc:title>
    <meta:creation-date>2015-04-16T00:56:22.000</meta:creation-date>
    <meta:initial-creator>HAT Developer</meta:initial-creator>
    <meta:keyword>office 2007 openxml libreoffice odt php</meta:keyword>
  </office:meta>
</office:document-meta>
</file>